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4654in"/>
    </style:style>
    <style:style style:name="co4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6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8"/>
    <style:style style:name="gr1" style:family="graphic">
      <style:graphic-properties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1"/>
        <table:table-column table:style-name="co5" table:number-columns-repeated="2" table:default-cell-style-name="ce2"/>
        <table:table-column table:style-name="co5" table:number-columns-repeated="6" table:default-cell-style-name="Default"/>
        <table:table-row table:style-name="ro1">
          <table:table-cell office:value-type="string">
            <text:p>UNIVARIATE_GAUSSIAN</text:p>
          </table:table-cell>
          <table:table-cell office:value-type="string">
            <text:p>Mode</text:p>
          </table:table-cell>
          <table:table-cell office:value-type="string">
            <text:p>Folds</text:p>
          </table:table-cell>
          <table:table-cell office:value-type="string">
            <text:p>CV%</text:p>
          </table:table-cell>
          <table:table-cell office:value-type="string">
            <text:p>Accuracy</text:p>
          </table:table-cell>
          <table:table-cell office:value-type="string">
            <text:p>Average</text:p>
          </table:table-cell>
          <table:table-cell>
            <draw:frame table:end-cell-address="Sheet1.K17" table:end-x="0.5622in" table:end-y="0.1567in" draw:z-index="0" draw:style-name="gr1" svg:width="3.9996in" svg:height="2.8972in" svg:x="0.1185in" svg:y="0.1043in">
              <draw:object draw:notify-on-update-of-ranges="Sheet1.A1:Sheet1.A1 Sheet1.F4:Sheet1.F4 Sheet1.A15:Sheet1.A15 Sheet1.F18:Sheet1.F18 Sheet1.A42:Sheet1.A42 Sheet1.F45:Sheet1.F45 Sheet1.A29:Sheet1.A29 Sheet1.F32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1.P17" table:end-x="0.2374in" table:end-y="0.1256in" draw:z-index="1" draw:style-name="gr1" svg:width="3.9996in" svg:height="2.8972in" svg:x="0.6831in" svg:y="0.0732in">
              <draw:object draw:notify-on-update-of-ranges="Sheet1.A1:Sheet1.A1 Sheet1.F7:Sheet1.F7 Sheet1.A15:Sheet1.A15 Sheet1.F21:Sheet1.F21 Sheet1.A42:Sheet1.A42 Sheet1.F48:Sheet1.F48 Sheet1.A29:Sheet1.A29 Sheet1.F35:Sheet1.F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86179">
            <text:p>98.6179%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86377">
            <text:p>98.6377%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86453">
            <text:p>98.6453%</text:p>
          </table:table-cell>
          <table:table-cell table:formula="of:=AVERAGE([.E2:.E4])" office:value-type="percentage" office:value="0.986336333333333">
            <text:p>98.6336%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86519">
            <text:p>98.6519%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86867">
            <text:p>98.6867%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87169">
            <text:p>98.7169%</text:p>
          </table:table-cell>
          <table:table-cell table:formula="of:=AVERAGE([.E5:.E7])" office:value-type="percentage" office:value="0.986851666666666">
            <text:p>98.6852%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8498365471">
            <text:p>99.9998%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8498365471">
            <text:p>99.9998%</text:p>
          </table:table-cell>
          <table:table-cell table:formula="of:=AVERAGE([.E8:.E10])" office:value-type="percentage" office:value="0.999997997820628">
            <text:p>99.9998%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8498365471">
            <text:p>99.9998%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8498365471">
            <text:p>99.9998%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8498365471">
            <text:p>99.9998%</text:p>
          </table:table-cell>
          <table:table-cell table:formula="of:=AVERAGE([.E11:.E13])" office:value-type="percentage" office:value="0.999998498365471">
            <text:p>99.999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ULTIVARIATE_GAUSSIAN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8559295784">
            <text:p>99.9999%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8559295784">
            <text:p>99.9999%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8559295784">
            <text:p>99.9999%</text:p>
          </table:table-cell>
          <table:table-cell table:formula="of:=AVERAGE([.E16:.E18])" office:value-type="percentage" office:value="0.999998559295784">
            <text:p>99.9999%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8559295784">
            <text:p>99.9999%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8559295784">
            <text:p>99.9999%</text:p>
          </table:table-cell>
          <table:table-cell/>
          <table:table-cell>
            <draw:frame table:end-cell-address="Sheet1.K36" table:end-x="0.4642in" table:end-y="0.0531in" draw:z-index="2" draw:style-name="gr1" svg:width="3.9996in" svg:height="2.8972in" svg:x="0.0205in" svg:y="0.0008in">
              <draw:object draw:notify-on-update-of-ranges="Sheet1.A1:Sheet1.A1 Sheet1.F10:Sheet1.F10 Sheet1.A15:Sheet1.A15 Sheet1.F24:Sheet1.F24 Sheet1.A42:Sheet1.A42 Sheet1.F51:Sheet1.F51 Sheet1.A29:Sheet1.A29 Sheet1.F38:Sheet1.F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P36" table:end-x="0.4571in" table:end-y="0.0528in" draw:z-index="3" draw:style-name="gr1" svg:width="3.9996in" svg:height="2.8972in" svg:x="0.0134in" svg:y="0.0004in">
              <draw:object draw:notify-on-update-of-ranges="Sheet1.A1:Sheet1.A1 Sheet1.F13:Sheet1.F13 Sheet1.A15:Sheet1.A15 Sheet1.F27:Sheet1.F27 Sheet1.A42:Sheet1.A42 Sheet1.F54:Sheet1.F54 Sheet1.A29:Sheet1.A29 Sheet1.F41:Sheet1.F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8559295784">
            <text:p>99.9999%</text:p>
          </table:table-cell>
          <table:table-cell table:formula="of:=AVERAGE([.E19:.E21])" office:value-type="percentage" office:value="0.999998559295784">
            <text:p>99.9999%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formula="of:=AVERAGE([.E22:.E24])" office:value-type="percentage" office:value="0.999996996730942">
            <text:p>99.9997%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99996996730942">
            <text:p>99.9997%</text:p>
          </table:table-cell>
          <table:table-cell table:formula="of:=AVERAGE([.E25:.E27])" office:value-type="percentage" office:value="0.999996996730942">
            <text:p>99.999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KMEANS (all cols)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0732554872821835">
            <text:p>7.3255%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0735176954495357">
            <text:p>7.3518%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0737957513632664">
            <text:p>7.3796%</text:p>
          </table:table-cell>
          <table:table-cell table:formula="of:=AVERAGE([.E30:.E32])" office:value-type="percentage" office:value="0.0735229780316619">
            <text:p>7.3523%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0740449931926726">
            <text:p>7.4045%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0744872893870524">
            <text:p>7.4487%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0748114478357021">
            <text:p>7.4811%</text:p>
          </table:table-cell>
          <table:table-cell table:formula="of:=AVERAGE([.E33:.E35])" office:value-type="percentage" office:value="0.0744479101384757">
            <text:p>7.4448%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0364716994448457">
            <text:p>3.6472%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0367314822183947">
            <text:p>3.6731%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037001776433648">
            <text:p>3.7002%</text:p>
          </table:table-cell>
          <table:table-cell table:formula="of:=AVERAGE([.E36:.E38])" office:value-type="percentage" office:value="0.0367349860322961">
            <text:p>3.6735%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0374177291982323">
            <text:p>3.7418%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037869721191517">
            <text:p>3.7870%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0383066968395098">
            <text:p>3.8307%</text:p>
          </table:table-cell>
          <table:table-cell table:formula="of:=AVERAGE([.E39:.E41])" office:value-type="percentage" office:value="0.0378647157430864">
            <text:p>3.7865%</text:p>
          </table:table-cell>
          <table:table-cell table:number-columns-repeated="6"/>
        </table:table-row>
        <table:table-row table:style-name="ro2">
          <table:table-cell office:value-type="string">
            <text:p>KMEANS (without 1<text:span text:style-name="T1">st</text:span> col)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1">
            <text:p>100.0000%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1">
            <text:p>100.0000%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MI_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1">
            <text:p>100.0000%</text:p>
          </table:table-cell>
          <table:table-cell table:formula="of:=AVERAGE([.E43:.E45])" office:value-type="percentage" office:value="1">
            <text:p>100.0000%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1">
            <text:p>100.0000%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1">
            <text:p>100.0000%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MI_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1">
            <text:p>100.0000%</text:p>
          </table:table-cell>
          <table:table-cell table:formula="of:=AVERAGE([.E46:.E48])" office:value-type="percentage" office:value="1">
            <text:p>100.0000%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8968076751544">
            <text:p>98.9681%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8968076751544">
            <text:p>98.9681%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SUPERVISED</text:p>
          </table:table-cell>
          <table:table-cell office:value-type="float" office:value="5">
            <text:p>5</text:p>
          </table:table-cell>
          <table:table-cell office:value-type="percentage" office:value="0.85">
            <text:p>85.00%</text:p>
          </table:table-cell>
          <table:table-cell office:value-type="percentage" office:value="0.98968076751544">
            <text:p>98.9681%</text:p>
          </table:table-cell>
          <table:table-cell table:formula="of:=AVERAGE([.E49:.E51])" office:value-type="percentage" office:value="0.98968076751544">
            <text:p>98.9681%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8968076751544">
            <text:p>98.9681%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8968076751544">
            <text:p>98.9681%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NSUPERVISED</text:p>
          </table:table-cell>
          <table:table-cell office:value-type="float" office:value="10">
            <text:p>10</text:p>
          </table:table-cell>
          <table:table-cell office:value-type="percentage" office:value="0.85">
            <text:p>85.00%</text:p>
          </table:table-cell>
          <table:table-cell office:value-type="percentage" office:value="0.98968076751544">
            <text:p>98.9681%</text:p>
          </table:table-cell>
          <table:table-cell table:formula="of:=AVERAGE([.E52:.E54])" office:value-type="percentage" office:value="0.98968076751544">
            <text:p>98.9681%</text:p>
          </table:table-cell>
          <table:table-cell table:number-columns-repeated="6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9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y Steelman</meta:initial-creator>
    <meta:creation-date>2012-04-25T19:32:12.32</meta:creation-date>
    <dc:date>2012-04-26T19:45:51.01</dc:date>
    <dc:creator>Gary Steelman</dc:creator>
    <meta:editing-duration>PT3H3M23S</meta:editing-duration>
    <meta:editing-cycles>23</meta:editing-cycles>
    <meta:generator>OpenOffice.org/3.3$Win32 OpenOffice.org_project/330m20$Build-9567</meta:generator>
    <meta:document-statistic meta:table-count="3" meta:cell-count="2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6cm" svg:height="7.36cm" xlink:href=".." xlink:type="simple" chart:class="chart:bar" chart:style-name="ch1">
        <chart:title svg:x="1.954cm" svg:y="0.283cm" chart:style-name="ch2">
          <text:p>SEMI_SUPERVISED Accuracy</text:p>
        </chart:title>
        <chart:subtitle svg:x="4.375cm" svg:y="1.209cm" chart:style-name="ch3">
          <text:p>5 Folds</text:p>
        </chart:subtitle>
        <chart:legend chart:legend-position="bottom" svg:x="0.309cm" svg:y="6.083cm" chart:style-name="ch4"/>
        <chart:plot-area chart:style-name="ch5" table:cell-range-address="Sheet1.A1:Sheet1.A1 Sheet1.F4:Sheet1.F4 Sheet1.A15:Sheet1.A15 Sheet1.F18:Sheet1.F18 Sheet1.A42:Sheet1.A42 Sheet1.F45:Sheet1.F45 Sheet1.A29:Sheet1.A29 Sheet1.F32:Sheet1.F32" chart:data-source-has-labels="column" svg:x="1.241cm" svg:y="2.186cm" svg:width="8.513cm" svg:height="3.33cm">
          <chartooo:coordinate-region svg:x="3.212cm" svg:y="2.399cm" svg:width="6.542cm" svg:height="2.905cm"/>
          <chart:axis chart:dimension="x" chart:name="primary-x" chart:style-name="ch6"/>
          <chart:axis chart:dimension="y" chart:name="primary-y" chart:style-name="ch7">
            <chart:title svg:x="0.451cm" svg:y="5.694cm" chart:style-name="ch8">
              <text:p>Accuracy on Test Set (%)</text:p>
            </chart:title>
            <chart:grid chart:style-name="ch9" chart:class="major"/>
          </chart:axis>
          <chart:series chart:style-name="ch10" chart:values-cell-range-address="Sheet1.F4:Sheet1.F4" chart:label-cell-address="Sheet1.A1:Sheet1.A1" chart:class="chart:bar">
            <chart:data-point/>
          </chart:series>
          <chart:series chart:style-name="ch11" chart:values-cell-range-address="Sheet1.F18:Sheet1.F18" chart:label-cell-address="Sheet1.A15:Sheet1.A15" chart:class="chart:bar">
            <chart:data-point/>
          </chart:series>
          <chart:series chart:style-name="ch12" chart:values-cell-range-address="Sheet1.F45:Sheet1.F45" chart:label-cell-address="Sheet1.A42:Sheet1.A42" chart:class="chart:bar">
            <chart:data-point/>
          </chart:series>
          <chart:series chart:style-name="ch13" chart:values-cell-range-address="Sheet1.F32:Sheet1.F32" chart:label-cell-address="Sheet1.A29:Sheet1.A2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UNIVARIATE_GAUSSIAN</text:p>
                <draw:g>
                  <svg:desc>Sheet1.A1:Sheet1.A1</svg:desc>
                </draw:g>
              </table:table-cell>
              <table:table-cell office:value-type="float" office:value="0.986336333333333">
                <text:p>0.986336333333333</text:p>
                <draw:g>
                  <svg:desc>Sheet1.F4:Sheet1.F4</svg:desc>
                </draw:g>
              </table:table-cell>
            </table:table-row>
            <table:table-row>
              <table:table-cell office:value-type="string">
                <text:p>MULTIVARIATE_GAUSSIAN</text:p>
                <draw:g>
                  <svg:desc>Sheet1.A15:Sheet1.A15</svg:desc>
                </draw:g>
              </table:table-cell>
              <table:table-cell office:value-type="float" office:value="0.999998559295784">
                <text:p>0.999998559295784</text:p>
                <draw:g>
                  <svg:desc>Sheet1.F18:Sheet1.F18</svg:desc>
                </draw:g>
              </table:table-cell>
            </table:table-row>
            <table:table-row>
              <table:table-cell office:value-type="string">
                <text:p>KMEANS (without 1st col)</text:p>
                <draw:g>
                  <svg:desc>Sheet1.A42:Sheet1.A42</svg:desc>
                </draw:g>
              </table:table-cell>
              <table:table-cell office:value-type="float" office:value="1">
                <text:p>1</text:p>
                <draw:g>
                  <svg:desc>Sheet1.F45:Sheet1.F45</svg:desc>
                </draw:g>
              </table:table-cell>
            </table:table-row>
            <table:table-row>
              <table:table-cell office:value-type="string">
                <text:p>KMEANS (all cols)</text:p>
                <draw:g>
                  <svg:desc>Sheet1.A29:Sheet1.A29</svg:desc>
                </draw:g>
              </table:table-cell>
              <table:table-cell office:value-type="float" office:value="0.0735229780316619">
                <text:p>0.0735229780316619</text:p>
                <draw:g>
                  <svg:desc>Sheet1.F32:Sheet1.F3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6cm" svg:height="7.36cm" xlink:href=".." xlink:type="simple" chart:class="chart:bar" chart:style-name="ch1">
        <chart:title svg:x="1.954cm" svg:y="0.283cm" chart:style-name="ch2">
          <text:p>SEMI_SUPERVISED Accuracy</text:p>
        </chart:title>
        <chart:subtitle svg:x="4.269cm" svg:y="1.209cm" chart:style-name="ch3">
          <text:p>10 Folds</text:p>
        </chart:subtitle>
        <chart:legend chart:legend-position="bottom" svg:x="0.309cm" svg:y="6.083cm" chart:style-name="ch4"/>
        <chart:plot-area chart:style-name="ch5" table:cell-range-address="Sheet1.A1:Sheet1.A1 Sheet1.F7:Sheet1.F7 Sheet1.A15:Sheet1.A15 Sheet1.F21:Sheet1.F21 Sheet1.A42:Sheet1.A42 Sheet1.F48:Sheet1.F48 Sheet1.A29:Sheet1.A29 Sheet1.F35:Sheet1.F35" chart:data-source-has-labels="column" svg:x="1.241cm" svg:y="2.186cm" svg:width="8.513cm" svg:height="3.33cm">
          <chartooo:coordinate-region svg:x="3.212cm" svg:y="2.399cm" svg:width="6.542cm" svg:height="2.905cm"/>
          <chart:axis chart:dimension="x" chart:name="primary-x" chart:style-name="ch6"/>
          <chart:axis chart:dimension="y" chart:name="primary-y" chart:style-name="ch7">
            <chart:title svg:x="0.451cm" svg:y="5.694cm" chart:style-name="ch8">
              <text:p>Accuracy on Test Set (%)</text:p>
            </chart:title>
            <chart:grid chart:style-name="ch9" chart:class="major"/>
          </chart:axis>
          <chart:series chart:style-name="ch10" chart:values-cell-range-address="Sheet1.F7:Sheet1.F7" chart:label-cell-address="Sheet1.A1:Sheet1.A1" chart:class="chart:bar">
            <chart:data-point/>
          </chart:series>
          <chart:series chart:style-name="ch11" chart:values-cell-range-address="Sheet1.F21:Sheet1.F21" chart:label-cell-address="Sheet1.A15:Sheet1.A15" chart:class="chart:bar">
            <chart:data-point/>
          </chart:series>
          <chart:series chart:style-name="ch12" chart:values-cell-range-address="Sheet1.F48:Sheet1.F48" chart:label-cell-address="Sheet1.A42:Sheet1.A42" chart:class="chart:bar">
            <chart:data-point/>
          </chart:series>
          <chart:series chart:style-name="ch13" chart:values-cell-range-address="Sheet1.F35:Sheet1.F35" chart:label-cell-address="Sheet1.A29:Sheet1.A2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UNIVARIATE_GAUSSIAN</text:p>
                <draw:g>
                  <svg:desc>Sheet1.A1:Sheet1.A1</svg:desc>
                </draw:g>
              </table:table-cell>
              <table:table-cell office:value-type="float" office:value="0.986851666666666">
                <text:p>0.986851666666666</text:p>
                <draw:g>
                  <svg:desc>Sheet1.F7:Sheet1.F7</svg:desc>
                </draw:g>
              </table:table-cell>
            </table:table-row>
            <table:table-row>
              <table:table-cell office:value-type="string">
                <text:p>MULTIVARIATE_GAUSSIAN</text:p>
                <draw:g>
                  <svg:desc>Sheet1.A15:Sheet1.A15</svg:desc>
                </draw:g>
              </table:table-cell>
              <table:table-cell office:value-type="float" office:value="0.999998559295784">
                <text:p>0.999998559295784</text:p>
                <draw:g>
                  <svg:desc>Sheet1.F21:Sheet1.F21</svg:desc>
                </draw:g>
              </table:table-cell>
            </table:table-row>
            <table:table-row>
              <table:table-cell office:value-type="string">
                <text:p>KMEANS (without 1st col)</text:p>
                <draw:g>
                  <svg:desc>Sheet1.A42:Sheet1.A42</svg:desc>
                </draw:g>
              </table:table-cell>
              <table:table-cell office:value-type="float" office:value="1">
                <text:p>1</text:p>
                <draw:g>
                  <svg:desc>Sheet1.F48:Sheet1.F48</svg:desc>
                </draw:g>
              </table:table-cell>
            </table:table-row>
            <table:table-row>
              <table:table-cell office:value-type="string">
                <text:p>KMEANS (all cols)</text:p>
                <draw:g>
                  <svg:desc>Sheet1.A29:Sheet1.A29</svg:desc>
                </draw:g>
              </table:table-cell>
              <table:table-cell office:value-type="float" office:value="0.0744479101384757">
                <text:p>0.0744479101384757</text:p>
                <draw:g>
                  <svg:desc>Sheet1.F35:Sheet1.F3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6cm" svg:height="7.36cm" xlink:href=".." xlink:type="simple" chart:class="chart:bar" chart:style-name="ch1">
        <chart:title svg:x="2.311cm" svg:y="0.283cm" chart:style-name="ch2">
          <text:p>UNSUPERVISED Accuracy</text:p>
        </chart:title>
        <chart:subtitle svg:x="4.375cm" svg:y="1.209cm" chart:style-name="ch3">
          <text:p>5 Folds</text:p>
        </chart:subtitle>
        <chart:legend chart:legend-position="bottom" svg:x="0.309cm" svg:y="6.083cm" chart:style-name="ch4"/>
        <chart:plot-area chart:style-name="ch5" table:cell-range-address="Sheet1.A1:Sheet1.A1 Sheet1.F10:Sheet1.F10 Sheet1.A15:Sheet1.A15 Sheet1.F24:Sheet1.F24 Sheet1.A42:Sheet1.A42 Sheet1.F51:Sheet1.F51 Sheet1.A29:Sheet1.A29 Sheet1.F38:Sheet1.F38" chart:data-source-has-labels="column" svg:x="1.241cm" svg:y="2.186cm" svg:width="8.513cm" svg:height="3.33cm">
          <chartooo:coordinate-region svg:x="3.212cm" svg:y="2.399cm" svg:width="6.542cm" svg:height="2.905cm"/>
          <chart:axis chart:dimension="x" chart:name="primary-x" chart:style-name="ch6"/>
          <chart:axis chart:dimension="y" chart:name="primary-y" chart:style-name="ch7">
            <chart:title svg:x="0.451cm" svg:y="5.694cm" chart:style-name="ch8">
              <text:p>Accuracy on Test Set (%)</text:p>
            </chart:title>
            <chart:grid chart:style-name="ch9" chart:class="major"/>
          </chart:axis>
          <chart:series chart:style-name="ch10" chart:values-cell-range-address="Sheet1.F10:Sheet1.F10" chart:label-cell-address="Sheet1.A1:Sheet1.A1" chart:class="chart:bar">
            <chart:data-point/>
          </chart:series>
          <chart:series chart:style-name="ch11" chart:values-cell-range-address="Sheet1.F24:Sheet1.F24" chart:label-cell-address="Sheet1.A15:Sheet1.A15" chart:class="chart:bar">
            <chart:data-point/>
          </chart:series>
          <chart:series chart:style-name="ch12" chart:values-cell-range-address="Sheet1.F51:Sheet1.F51" chart:label-cell-address="Sheet1.A42:Sheet1.A42" chart:class="chart:bar">
            <chart:data-point/>
          </chart:series>
          <chart:series chart:style-name="ch13" chart:values-cell-range-address="Sheet1.F38:Sheet1.F38" chart:label-cell-address="Sheet1.A29:Sheet1.A2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UNIVARIATE_GAUSSIAN</text:p>
                <draw:g>
                  <svg:desc>Sheet1.A1:Sheet1.A1</svg:desc>
                </draw:g>
              </table:table-cell>
              <table:table-cell office:value-type="float" office:value="0.999997997820628">
                <text:p>0.999997997820628</text:p>
                <draw:g>
                  <svg:desc>Sheet1.F10:Sheet1.F10</svg:desc>
                </draw:g>
              </table:table-cell>
            </table:table-row>
            <table:table-row>
              <table:table-cell office:value-type="string">
                <text:p>MULTIVARIATE_GAUSSIAN</text:p>
                <draw:g>
                  <svg:desc>Sheet1.A15:Sheet1.A15</svg:desc>
                </draw:g>
              </table:table-cell>
              <table:table-cell office:value-type="float" office:value="0.999996996730942">
                <text:p>0.999996996730942</text:p>
                <draw:g>
                  <svg:desc>Sheet1.F24:Sheet1.F24</svg:desc>
                </draw:g>
              </table:table-cell>
            </table:table-row>
            <table:table-row>
              <table:table-cell office:value-type="string">
                <text:p>KMEANS (without 1st col)</text:p>
                <draw:g>
                  <svg:desc>Sheet1.A42:Sheet1.A42</svg:desc>
                </draw:g>
              </table:table-cell>
              <table:table-cell office:value-type="float" office:value="0.98968076751544">
                <text:p>0.98968076751544</text:p>
                <draw:g>
                  <svg:desc>Sheet1.F51:Sheet1.F51</svg:desc>
                </draw:g>
              </table:table-cell>
            </table:table-row>
            <table:table-row>
              <table:table-cell office:value-type="string">
                <text:p>KMEANS (all cols)</text:p>
                <draw:g>
                  <svg:desc>Sheet1.A29:Sheet1.A29</svg:desc>
                </draw:g>
              </table:table-cell>
              <table:table-cell office:value-type="float" office:value="0.0367349860322962">
                <text:p>0.0367349860322962</text:p>
                <draw:g>
                  <svg:desc>Sheet1.F38:Sheet1.F3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6cm" svg:height="7.36cm" xlink:href=".." xlink:type="simple" chart:class="chart:bar" chart:style-name="ch1">
        <chart:title svg:x="2.311cm" svg:y="0.283cm" chart:style-name="ch2">
          <text:p>UNSUPERVISED Accuracy</text:p>
        </chart:title>
        <chart:subtitle svg:x="4.269cm" svg:y="1.209cm" chart:style-name="ch3">
          <text:p>10 Folds</text:p>
        </chart:subtitle>
        <chart:legend chart:legend-position="bottom" svg:x="0.309cm" svg:y="6.083cm" chart:style-name="ch4"/>
        <chart:plot-area chart:style-name="ch5" table:cell-range-address="Sheet1.A1:Sheet1.A1 Sheet1.F13:Sheet1.F13 Sheet1.A15:Sheet1.A15 Sheet1.F27:Sheet1.F27 Sheet1.A42:Sheet1.A42 Sheet1.F54:Sheet1.F54 Sheet1.A29:Sheet1.A29 Sheet1.F41:Sheet1.F41" chart:data-source-has-labels="column" svg:x="1.241cm" svg:y="2.186cm" svg:width="8.513cm" svg:height="3.33cm">
          <chartooo:coordinate-region svg:x="3.212cm" svg:y="2.399cm" svg:width="6.542cm" svg:height="2.905cm"/>
          <chart:axis chart:dimension="x" chart:name="primary-x" chart:style-name="ch6"/>
          <chart:axis chart:dimension="y" chart:name="primary-y" chart:style-name="ch7">
            <chart:title svg:x="0.451cm" svg:y="5.694cm" chart:style-name="ch8">
              <text:p>Accuracy on Test Set (%)</text:p>
            </chart:title>
            <chart:grid chart:style-name="ch9" chart:class="major"/>
          </chart:axis>
          <chart:series chart:style-name="ch10" chart:values-cell-range-address="Sheet1.F13:Sheet1.F13" chart:label-cell-address="Sheet1.A1:Sheet1.A1" chart:class="chart:bar">
            <chart:data-point/>
          </chart:series>
          <chart:series chart:style-name="ch11" chart:values-cell-range-address="Sheet1.F27:Sheet1.F27" chart:label-cell-address="Sheet1.A15:Sheet1.A15" chart:class="chart:bar">
            <chart:data-point/>
          </chart:series>
          <chart:series chart:style-name="ch12" chart:values-cell-range-address="Sheet1.F54:Sheet1.F54" chart:label-cell-address="Sheet1.A42:Sheet1.A42" chart:class="chart:bar">
            <chart:data-point/>
          </chart:series>
          <chart:series chart:style-name="ch13" chart:values-cell-range-address="Sheet1.F41:Sheet1.F41" chart:label-cell-address="Sheet1.A29:Sheet1.A2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UNIVARIATE_GAUSSIAN</text:p>
                <draw:g>
                  <svg:desc>Sheet1.A1:Sheet1.A1</svg:desc>
                </draw:g>
              </table:table-cell>
              <table:table-cell office:value-type="float" office:value="0.999998498365471">
                <text:p>0.999998498365471</text:p>
                <draw:g>
                  <svg:desc>Sheet1.F13:Sheet1.F13</svg:desc>
                </draw:g>
              </table:table-cell>
            </table:table-row>
            <table:table-row>
              <table:table-cell office:value-type="string">
                <text:p>MULTIVARIATE_GAUSSIAN</text:p>
                <draw:g>
                  <svg:desc>Sheet1.A15:Sheet1.A15</svg:desc>
                </draw:g>
              </table:table-cell>
              <table:table-cell office:value-type="float" office:value="0.999996996730942">
                <text:p>0.999996996730942</text:p>
                <draw:g>
                  <svg:desc>Sheet1.F27:Sheet1.F27</svg:desc>
                </draw:g>
              </table:table-cell>
            </table:table-row>
            <table:table-row>
              <table:table-cell office:value-type="string">
                <text:p>KMEANS (without 1st col)</text:p>
                <draw:g>
                  <svg:desc>Sheet1.A42:Sheet1.A42</svg:desc>
                </draw:g>
              </table:table-cell>
              <table:table-cell office:value-type="float" office:value="0.98968076751544">
                <text:p>0.98968076751544</text:p>
                <draw:g>
                  <svg:desc>Sheet1.F54:Sheet1.F54</svg:desc>
                </draw:g>
              </table:table-cell>
            </table:table-row>
            <table:table-row>
              <table:table-cell office:value-type="string">
                <text:p>KMEANS (all cols)</text:p>
                <draw:g>
                  <svg:desc>Sheet1.A29:Sheet1.A29</svg:desc>
                </draw:g>
              </table:table-cell>
              <table:table-cell office:value-type="float" office:value="0.0378647157430864">
                <text:p>0.0378647157430864</text:p>
                <draw:g>
                  <svg:desc>Sheet1.F41:Sheet1.F4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